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 table:number-columns-repeated="7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3:37:28.887936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4-04T03:42:27.307940506</dc:date>
    <meta:editing-cycles>172</meta:editing-cycles>
    <meta:editing-duration>P5DT10H55M8S</meta:editing-duration>
    <meta:generator>LibreOffice/7.6.4.1$Linux_X86_64 LibreOffice_project/60$Build-1</meta:generator>
    <meta:document-statistic meta:table-count="1" meta:cell-count="24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